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1" svg:font-family="StarSymbol, 'Arial Unicode MS'" style:font-charset="x-symbol"/>
    <style:font-face style:name="OpenSymbol" svg:font-family="OpenSymbol"/>
    <style:font-face style:name="StarSymbol" svg:font-family="StarSymbol, 'Arial Unicode MS'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 style:master-page-name="Standard_20__28_user_29_">
      <style:table-properties style:width="7.5438in" fo:margin-left="0in" fo:margin-right="-0.0438in" style:page-number="0" table:align="margins" style:writing-mode="lr-tb"/>
    </style:style>
    <style:style style:name="Table3.A" style:family="table-column">
      <style:table-column-properties style:column-width="1.9444in" style:rel-column-width="2800*"/>
    </style:style>
    <style:style style:name="Table3.B" style:family="table-column">
      <style:table-column-properties style:column-width="1.1806in" style:rel-column-width="1700*"/>
    </style:style>
    <style:style style:name="Table3.C" style:family="table-column">
      <style:table-column-properties style:column-width="1.45in" style:rel-column-width="2088*"/>
    </style:style>
    <style:style style:name="Table3.D" style:family="table-column">
      <style:table-column-properties style:column-width="0.4042in" style:rel-column-width="582*"/>
    </style:style>
    <style:style style:name="Table3.E" style:family="table-column">
      <style:table-column-properties style:column-width="2.5646in" style:rel-column-width="3693*"/>
    </style:style>
    <style:style style:name="Table3.1" style:family="table-row">
      <style:table-row-properties style:min-row-height="0.4063in" style:keep-together="true" fo:keep-together="auto"/>
    </style:style>
    <style:style style:name="Table3.A1" style:family="table-cell">
      <style:table-cell-properties style:vertical-align="middle" fo:padding="0in" fo:border="none"/>
    </style:style>
    <style:style style:name="Table3.2" style:family="table-row">
      <style:table-row-properties style:min-row-height="0.1458in" style:keep-together="true" fo:keep-together="auto"/>
    </style:style>
    <style:style style:name="Table3.A2" style:family="table-cell">
      <style:table-cell-properties fo:padding="0.0382in" fo:border="none"/>
    </style:style>
    <style:style style:name="Table3.C2" style:family="table-cell">
      <style:table-cell-properties fo:padding="0in" fo:border="none"/>
    </style:style>
    <style:style style:name="Table3.A3" style:family="table-cell">
      <style:table-cell-properties style:vertical-align="bottom" fo:padding="0.0382in" fo:border-left="none" fo:border-right="none" fo:border-top="none" fo:border-bottom="0.0139in solid #000000"/>
    </style:style>
    <style:style style:name="Table3.A4" style:family="table-cell">
      <style:table-cell-properties style:vertical-align="" fo:padding="0.0382in" fo:border="none"/>
    </style:style>
    <style:style style:name="Table3.A12" style:family="table-cell">
      <style:table-cell-properties fo:padding="0.0382in" fo:border-left="none" fo:border-right="none" fo:border-top="none" fo:border-bottom="0.0139in solid #000000"/>
    </style:style>
    <style:style style:name="Table3.18" style:family="table-row">
      <style:table-row-properties style:keep-together="true" fo:keep-together="auto"/>
    </style:style>
    <style:style style:name="P1" style:family="paragraph" style:parent-style-name="Table_20_Contents">
      <style:paragraph-properties fo:margin-left="0in" fo:margin-right="-0.0417in" fo:text-indent="0in" style:auto-text-indent="false" style:writing-mode="lr-tb">
        <style:tab-stops/>
      </style:paragraph-properties>
      <style:text-properties fo:text-transform="uppercase" style:font-name="FreeSerif" fo:font-size="11pt" fo:font-style="normal" fo:font-weight="bold" style:font-size-asian="11pt" style:font-style-asian="normal" style:font-name-complex="FreeSerif" style:font-size-complex="11pt" style:font-style-complex="normal" style:font-weight-complex="bold"/>
    </style:style>
    <style:style style:name="P2" style:family="paragraph" style:parent-style-name="Table_20_Contents">
      <style:paragraph-properties fo:margin-left="0in" fo:margin-right="-0.0417in" fo:text-indent="0in" style:auto-text-indent="false" style:writing-mode="lr-tb"/>
      <style:text-properties fo:font-size="10pt" fo:font-weight="bold" style:font-size-asian="10pt" style:font-size-complex="10pt" style:font-weight-complex="bold"/>
    </style:style>
    <style:style style:name="P3" style:family="paragraph" style:parent-style-name="Table_20_Contents">
      <style:paragraph-properties fo:margin-left="0in" fo:margin-right="-0.0417in" fo:text-indent="0in" style:auto-text-indent="false" style:writing-mode="lr-tb"/>
      <style:text-properties fo:font-size="10pt" style:font-size-asian="10pt" style:font-size-complex="10pt"/>
    </style:style>
    <style:style style:name="P4" style:family="paragraph" style:parent-style-name="Table_20_Contents">
      <style:paragraph-properties fo:margin-left="0in" fo:margin-right="-0.0417in" fo:text-align="end" style:justify-single-word="false" fo:text-indent="0in" style:auto-text-indent="false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in" fo:margin-right="-0.0417in" fo:text-indent="0in" style:auto-text-indent="false" style:writing-mode="lr-tb"/>
      <style:text-properties fo:font-size="10pt" fo:font-style="italic" style:font-size-asian="10pt" style:font-size-complex="10pt" style:font-style-complex="italic"/>
    </style:style>
    <style:style style:name="P6" style:family="paragraph" style:parent-style-name="Standard">
      <style:paragraph-properties fo:margin-left="0in" fo:margin-right="-0.0417in" fo:text-indent="0in" style:auto-text-indent="false" style:writing-mode="lr-tb"/>
      <style:text-properties fo:font-size="10pt" style:font-size-asian="10pt" style:font-name-complex="DejaVu Sans" style:font-size-complex="10pt"/>
    </style:style>
    <style:style style:name="P7" style:family="paragraph" style:parent-style-name="Standard">
      <style:paragraph-properties fo:margin-left="0in" fo:margin-right="-0.0417in" fo:text-indent="0in" style:auto-text-indent="false" style:writing-mode="lr-tb"/>
      <style:text-properties fo:font-size="10pt" style:font-size-asian="10pt" style:font-size-complex="10pt"/>
    </style:style>
    <style:style style:name="P8" style:family="paragraph" style:parent-style-name="Standard">
      <style:paragraph-properties fo:margin-left="0in" fo:margin-right="-0.0417in" fo:text-indent="0in" style:auto-text-indent="false" style:writing-mode="lr-tb">
        <style:tab-stops/>
      </style:paragraph-properties>
      <style:text-properties fo:font-size="10pt" style:font-size-asian="10pt" style:font-size-complex="10pt"/>
    </style:style>
    <style:style style:name="P9" style:family="paragraph" style:parent-style-name="Standard">
      <style:paragraph-properties fo:margin-left="0in" fo:margin-right="-0.0417in" fo:text-indent="0in" style:auto-text-indent="false" style:writing-mode="lr-tb"/>
      <style:text-properties fo:text-transform="uppercase" style:font-name="FreeSerif" fo:font-size="10pt" fo:font-weight="bold" style:font-size-asian="10pt" style:font-name-complex="FreeSerif" style:font-size-complex="10pt" style:font-weight-complex="bold"/>
    </style:style>
    <style:style style:name="P10" style:family="paragraph" style:parent-style-name="Standard">
      <style:paragraph-properties fo:margin-left="0in" fo:margin-right="-0.0417in" fo:text-indent="0in" style:auto-text-indent="false" style:writing-mode="lr-tb">
        <style:tab-stops/>
      </style:paragraph-properties>
      <style:text-properties fo:text-transform="uppercase" style:font-name="FreeSerif" fo:font-size="11pt" fo:font-style="normal" fo:font-weight="bold" style:font-size-asian="11pt" style:font-style-asian="normal" style:font-name-complex="FreeSerif" style:font-size-complex="11pt" style:font-style-complex="normal" style:font-weight-complex="bold"/>
    </style:style>
    <style:style style:name="P11" style:family="paragraph" style:parent-style-name="Standard">
      <style:paragraph-properties fo:margin-left="0in" fo:margin-right="-0.0417in" fo:text-indent="0in" style:auto-text-indent="false" style:writing-mode="lr-tb">
        <style:tab-stops/>
      </style:paragraph-properties>
      <style:text-properties fo:font-size="11pt" style:font-size-asian="11pt" style:font-size-complex="11pt"/>
    </style:style>
    <style:style style:name="P12" style:family="paragraph" style:parent-style-name="Table_20_Contents">
      <style:paragraph-properties fo:margin-left="0in" fo:margin-right="0in" fo:text-indent="0in" style:auto-text-indent="false" style:writing-mode="lr-tb"/>
    </style:style>
    <style:style style:name="P13" style:family="paragraph" style:parent-style-name="Table_20_Contents">
      <style:paragraph-properties fo:margin-left="0in" fo:margin-right="0in" fo:text-indent="0in" style:auto-text-indent="false" style:writing-mode="lr-tb"/>
      <style:text-properties fo:text-transform="uppercase" style:font-name="FreeSerif" fo:font-size="11pt" fo:font-style="normal" fo:font-weight="bold" style:font-size-asian="11pt" style:font-style-asian="normal" style:font-name-complex="FreeSerif" style:font-size-complex="11pt" style:font-style-complex="normal" style:font-weight-complex="bold"/>
    </style:style>
    <style:style style:name="P14" style:family="paragraph" style:parent-style-name="Table_20_Contents">
      <style:paragraph-properties fo:margin-left="0in" fo:margin-right="0in" fo:text-indent="0in" style:auto-text-indent="false" style:writing-mode="lr-tb"/>
      <style:text-properties style:font-name="FreeSerif" fo:font-size="11pt" fo:font-style="normal" fo:font-weight="normal" style:font-size-asian="11pt" style:font-style-asian="normal" style:font-weight-asian="normal" style:font-name-complex="FreeSerif" style:font-size-complex="11pt" style:font-style-complex="normal" style:font-weight-complex="normal"/>
    </style:style>
    <style:style style:name="P15" style:family="paragraph" style:parent-style-name="Table_20_Contents">
      <style:paragraph-properties fo:margin-left="0in" fo:margin-right="0in" fo:text-indent="0in" style:auto-text-indent="false" style:writing-mode="lr-tb"/>
      <style:text-properties style:font-name="FreeSerif" fo:font-size="11pt" fo:font-style="normal" fo:font-weight="bold" style:font-size-asian="11pt" style:font-style-asian="normal" style:font-weight-asian="bold" style:font-name-complex="FreeSerif" style:font-size-complex="11pt" style:font-style-complex="normal" style:font-weight-complex="bold"/>
    </style:style>
    <style:style style:name="P16" style:family="paragraph" style:parent-style-name="Table_20_Contents" style:list-style-name="RTF_5f_Num_20_5">
      <style:paragraph-properties fo:margin-left="0in" fo:margin-right="-0.0417in" fo:text-indent="0in" style:auto-text-indent="false" style:writing-mode="lr-tb">
        <style:tab-stops/>
      </style:paragraph-properties>
      <style:text-properties fo:font-size="10pt" style:font-size-asian="10pt" style:font-size-complex="10pt"/>
    </style:style>
    <style:style style:name="P17" style:family="paragraph" style:parent-style-name="Table_20_Contents">
      <style:paragraph-properties fo:margin-left="0in" fo:margin-right="-0.0417in" fo:text-align="end" style:justify-single-word="false" fo:text-indent="0in" style:auto-text-indent="false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margin-left="0in" fo:margin-right="0in" fo:text-indent="0in" style:auto-text-indent="false" style:writing-mode="lr-tb"/>
      <style:text-properties style:font-name="FreeSerif" fo:font-size="11pt" fo:font-style="normal" fo:font-weight="normal" style:font-size-asian="11pt" style:font-style-asian="normal" style:font-weight-asian="normal" style:font-name-complex="FreeSerif" style:font-size-complex="11pt" style:font-style-complex="normal" style:font-weight-complex="normal"/>
    </style:style>
    <style:style style:name="P19" style:family="paragraph" style:parent-style-name="Table_20_Contents">
      <style:paragraph-properties fo:margin-left="0in" fo:margin-right="0in" fo:text-indent="0in" style:auto-text-indent="false" style:writing-mode="lr-tb"/>
      <style:text-properties fo:text-transform="uppercase" style:font-name="FreeSerif" fo:font-size="11pt" fo:font-style="normal" fo:font-weight="bold" style:font-size-asian="11pt" style:font-style-asian="normal" style:font-name-complex="FreeSerif" style:font-size-complex="11pt" style:font-style-complex="normal" style:font-weight-complex="bold"/>
    </style:style>
    <style:style style:name="P20" style:family="paragraph" style:parent-style-name="Standard" style:list-style-name="RTF_5f_Num_20_9">
      <style:paragraph-properties fo:margin-left="0in" fo:margin-right="-0.0417in" fo:text-indent="0in" style:auto-text-indent="false" style:writing-mode="lr-tb">
        <style:tab-stops/>
      </style:paragraph-properties>
      <style:text-properties fo:font-size="10pt" fo:font-style="normal" style:font-size-asian="10pt" style:font-style-asian="normal" style:font-name-complex="DejaVu Sans" style:font-size-complex="10pt" style:font-style-complex="normal"/>
    </style:style>
    <style:style style:name="P21" style:family="paragraph" style:parent-style-name="Standard" style:list-style-name="RTF_5f_Num_20_9">
      <style:paragraph-properties fo:margin-left="0in" fo:margin-right="-0.0417in" fo:text-indent="0in" style:auto-text-indent="false" style:writing-mode="lr-tb">
        <style:tab-stops/>
      </style:paragraph-properties>
      <style:text-properties fo:font-size="10pt" style:font-size-asian="10pt" style:font-name-complex="DejaVu Sans" style:font-size-complex="10pt"/>
    </style:style>
    <style:style style:name="P22" style:family="paragraph" style:parent-style-name="Standard" style:list-style-name="RTF_5f_Num_20_9">
      <style:paragraph-properties fo:margin-left="0in" fo:margin-right="-0.0417in" fo:text-indent="0in" style:auto-text-indent="false" style:writing-mode="lr-tb">
        <style:tab-stops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left="0in" fo:margin-right="-0.0417in" fo:text-indent="0in" style:auto-text-indent="false" style:writing-mode="lr-tb"/>
      <style:text-properties style:font-name="FreeSerif" fo:font-size="10.5pt" style:font-size-asian="10.5pt" style:font-name-complex="FreeSerif" style:font-size-complex="10.5pt"/>
    </style:style>
    <style:style style:name="P24" style:family="paragraph" style:parent-style-name="Standard">
      <style:paragraph-properties fo:margin-left="0in" fo:margin-right="-0.0417in" fo:text-align="center" style:justify-single-word="false" fo:text-indent="0in" style:auto-text-indent="false" style:writing-mode="lr-tb"/>
      <style:text-properties style:font-name="FreeSerif" fo:font-size="10.5pt" style:font-size-asian="10.5pt" style:font-name-complex="FreeSerif" style:font-size-complex="10.5pt"/>
    </style:style>
    <style:style style:name="P25" style:family="paragraph" style:parent-style-name="Standard">
      <style:paragraph-properties fo:margin-left="0in" fo:margin-right="-0.0417in" fo:text-align="end" style:justify-single-word="false" fo:text-indent="0in" style:auto-text-indent="false" style:writing-mode="lr-tb"/>
      <style:text-properties fo:font-size="10.5pt" style:font-size-asian="10.5pt" style:font-size-complex="10.5pt"/>
    </style:style>
    <style:style style:name="P26" style:family="paragraph" style:parent-style-name="Standard" style:master-page-name="Standard_20__28_user_29_">
      <style:paragraph-properties fo:margin-left="0in" fo:margin-right="-0.0417in" fo:text-align="center" style:justify-single-word="false" fo:text-indent="0in" style:auto-text-indent="false" style:page-number="auto" style:writing-mode="lr-tb"/>
      <style:text-properties fo:text-transform="uppercase" style:font-name="FreeSerif" fo:font-size="12pt" fo:font-style="normal" fo:font-weight="bold" style:font-size-asian="12pt" style:font-name-complex="FreeSerif" style:font-size-complex="12pt" style:font-style-complex="italic" style:font-weight-complex="bold"/>
    </style:style>
    <style:style style:name="T1" style:family="text">
      <style:text-properties fo:font-style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style:font-style-asian="italic" style:font-weight-asian="normal" style:font-name-complex="DejaVu Sans" style:font-style-complex="italic" style:font-weight-complex="normal"/>
    </style:style>
    <style:style style:name="T4" style:family="text">
      <style:text-properties fo:font-weight="bold" style:font-weight-complex="bold"/>
    </style:style>
    <style:style style:name="T5" style:family="text">
      <style:text-properties style:font-name="Times New Roman" fo:language="en" fo:country="US" fo:font-style="normal" fo:font-weight="normal"/>
    </style:style>
    <style:style style:name="T6" style:family="text">
      <style:text-properties style:font-name="Times New Roman" fo:language="en" fo:country="US" fo:font-style="normal" fo:font-weight="normal" style:font-weight-asian="normal" style:font-weight-complex="normal"/>
    </style:style>
    <style:style style:name="T7" style:family="text">
      <style:text-properties style:font-name="Times New Roman" fo:language="en" fo:country="US" fo:font-style="normal" fo:font-weight="bold" style:font-weight-complex="bold"/>
    </style:style>
    <style:style style:name="T8" style:family="text">
      <style:text-properties fo:font-style="normal" fo:font-weight="bold" style:font-style-asian="normal" style:font-style-complex="normal" style:font-weight-complex="bold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fo:font-weight="bold" style:font-size-asian="11pt" style:font-size-complex="11pt" style:font-weight-complex="bold"/>
    </style:style>
    <style:style style:name="T11" style:family="text">
      <style:text-properties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size="11pt" fo:font-style="normal" style:font-size-asian="11pt" style:font-style-asian="normal" style:font-size-complex="11pt" style:font-style-complex="normal"/>
    </style:style>
    <style:style style:name="T13" style:family="text">
      <style:text-properties fo:font-size="11pt" fo:font-style="normal" fo:font-weight="bold" style:font-size-asian="11pt" style:font-style-asian="normal" style:font-size-complex="11pt" style:font-style-complex="normal" style:font-weight-complex="bold"/>
    </style:style>
    <style:style style:name="T14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columns-spanned="5" office:value-type="string">
            <text:p text:style-name="P26">Brandon Schlueter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table:number-columns-spanned="2" office:value-type="string">
            <text:p text:style-name="P23">901 Willoughby Ave, Apt 1R, Brooklyn, NY 11221 <text:s text:c="13"/></text:p>
          </table:table-cell>
          <table:covered-table-cell/>
          <table:table-cell table:style-name="Table3.C2" office:value-type="string">
            <text:p text:style-name="P24"><text:s text:c="14"/>(608) 432-5831 <text:s text:c="20"/></text:p>
          </table:table-cell>
          <table:table-cell table:style-name="Table3.C2" table:number-columns-spanned="2" office:value-type="string">
            <text:p text:style-name="P25">bs@bschlueter.com </text:p>
          </table:table-cell>
          <table:covered-table-cell/>
        </table:table-row>
        <table:table-row table:style-name="Table3.2">
          <table:table-cell table:style-name="Table3.A3" table:number-columns-spanned="5" office:value-type="string">
            <text:p text:style-name="P15">SKILLS EXPERIENCE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4">Programming Languages</text:p>
          </table:table-cell>
          <table:table-cell table:style-name="Table3.A4" table:number-columns-spanned="4" office:value-type="string">
            <text:p text:style-name="P14">Python, Java, some Javascript et al.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4">Operating Systems</text:p>
          </table:table-cell>
          <table:table-cell table:style-name="Table3.A4" table:number-columns-spanned="4" office:value-type="string">
            <text:p text:style-name="P14">Linux and OS X, Windows XP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4">Development Models</text:p>
          </table:table-cell>
          <table:table-cell table:style-name="Table3.A4" table:number-columns-spanned="4" office:value-type="string">
            <text:p text:style-name="P12">Agile, Scrum, Waterfall, <text:bookmark text:name="firstHeading"/>Test-First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4">Version Control</text:p>
          </table:table-cell>
          <table:table-cell table:style-name="Table3.A4" table:number-columns-spanned="4" office:value-type="string">
            <text:p text:style-name="P14">Git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4">Editors</text:p>
          </table:table-cell>
          <table:table-cell table:style-name="Table3.A4" table:number-columns-spanned="4" office:value-type="string">
            <text:p text:style-name="P14">Eclipse, Vim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4">Domain Knowledge</text:p>
          </table:table-cell>
          <table:table-cell table:style-name="Table3.A4" table:number-columns-spanned="4" office:value-type="string">
            <text:p text:style-name="P14">AI, Android Development, Github, EC2, Regex, Django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4">APIs</text:p>
          </table:table-cell>
          <table:table-cell table:style-name="Table3.A4" table:number-columns-spanned="4" office:value-type="string">
            <text:p text:style-name="P14">Shopify, Yahoo Small Business, BigCommerce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4" office:value-type="string">
            <text:p text:style-name="P14">Databases</text:p>
          </table:table-cell>
          <table:table-cell table:style-name="Table3.A4" table:number-columns-spanned="4" office:value-type="string">
            <text:p text:style-name="P14">MySQL, SQLite, some Redis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12" table:number-columns-spanned="5" office:value-type="string">
            <text:p text:style-name="P13"/>
            <text:p text:style-name="P13">Employment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table:number-columns-spanned="5" office:value-type="string">
            <text:p text:style-name="P5"><text:span text:style-name="T11">Django Developer,</text:span><text:span text:style-name="T14"> MERS Technologies</text:span> — New York, NY, 4/2011 – Present</text:p>
            <text:list xml:id="list1436333033" text:style-name="RTF_5f_Num_20_9">
              <text:list-item>
                <text:p text:style-name="P20">Added features to an existing fraud detection platform build on Django and Amazon Web Services</text:p>
              </text:list-item>
              <text:list-item>
                <text:p text:style-name="P20">Build integrations with Shopify and BigCommerce and cleaned up and added new features to an integration with Yahoo Small Business</text:p>
              </text:list-item>
              <text:list-item>
                <text:p text:style-name="P20">Administer company's EC2 instances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table:number-columns-spanned="5" office:value-type="string">
            <text:p text:style-name="P5"><text:span text:style-name="T11">Student Tech,</text:span><text:span text:style-name="T14"> Pace University, Information Technology Services</text:span> — New York, NY, 3/2011 – 5/2011</text:p>
            <text:list xml:id="list234342674" text:continue-numbering="true" text:style-name="RTF_5f_Num_20_9">
              <text:list-item>
                <text:p text:style-name="P21">Diagnosed, repaired, and upgraded student, staff and faculty laptops running Windows XP, Vista and 7, OS X, and Linux</text:p>
              </text:list-item>
              <text:list-item>
                <text:p text:style-name="P21">Installed and troubleshot a variety of printers owned by both the school and our clients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table:number-columns-spanned="5" office:value-type="string">
            <text:p text:style-name="P5"><text:span text:style-name="T10">Database Administrator</text:span><text:span text:style-name="T12">, </text:span><text:span text:style-name="T13">Time's Up! </text:span><text:span text:style-name="T8">— </text:span>New York, NY, 6/2009 – 11/2010</text:p>
            <text:list xml:id="list266395742" text:continue-numbering="true" text:style-name="RTF_5f_Num_20_9">
              <text:list-item>
                <text:p text:style-name="P21">Developed a membership tracking tool in python 2.6 using SQLite with 27 data points </text:p>
              </text:list-item>
              <text:list-item>
                <text:p text:style-name="P21">Migrated a Microsoft Access Database of 2500+ member entries onto my application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table:number-columns-spanned="5" office:value-type="string">
            <text:p text:style-name="P6"><text:span text:style-name="T15">Database Intern</text:span><text:span text:style-name="T10">, Onboard Informatics — </text:span><text:span text:style-name="T1">New York, NY, 6/2009</text:span><text:bookmark-start text:name="DDE_LINK2"/><text:span text:style-name="T1"> – </text:span><text:bookmark-end text:name="DDE_LINK2"/><text:span text:style-name="T1">9/2009</text:span></text:p>
            <text:list xml:id="list2111397868" text:continue-list="list266395742" text:style-name="RTF_5f_Num_20_9">
              <text:list-item text:start-value="1">
                <text:p text:style-name="P21">Researched, tested, demoed, and implemented Zenoss Core to manage 26 <text:s/>windows and linux servers 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table:number-columns-spanned="5" office:value-type="string">
            <text:p text:style-name="P5"><text:span text:style-name="T10">Tutor</text:span><text:span text:style-name="T12">, </text:span><text:span text:style-name="T13">Pace University, Seidenberg School of CSIS </text:span><text:span text:style-name="T8">— </text:span>New York, NY, 1/2009 – 5/2009</text:p>
            <text:list xml:id="list1398266870" text:continue-numbering="true" text:style-name="RTF_5f_Num_20_9">
              <text:list-item>
                <text:p text:style-name="P21">Tutored graduate and undergraduate students in Java, binary and discrete math, web design, and algorithms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18">
          <table:table-cell table:style-name="Table3.A2" table:number-columns-spanned="5" office:value-type="string">
            <text:p text:style-name="P6"><text:span text:style-name="T15">IT and Engineering Intern</text:span><text:span text:style-name="T10">, Riorey</text:span><text:span text:style-name="T4"> —</text:span><text:span text:style-name="T1"> Bethesda, MD, 10/2006 </text:span><text:bookmark-start text:name="DDE_LINK"/><text:bookmark-start text:name="DDE_LINK1"/><text:span text:style-name="T1">– 7/2007</text:span><text:bookmark-end text:name="DDE_LINK"/><text:bookmark-end text:name="DDE_LINK1"/></text:p>
            <text:list xml:id="list911817391" text:continue-list="list1398266870" text:style-name="RTF_5f_Num_20_9">
              <text:list-item text:start-value="1">
                <text:p text:style-name="P21">Implemented and tested a hardware design for advanced network security devices</text:p>
              </text:list-item>
              <text:list-item>
                <text:p text:style-name="P21">Installed and configured 15 pieces of server software on test machines for packet generation</text:p>
              </text:list-item>
              <text:list-item>
                <text:p text:style-name="P21">Setup a system of wireless security cameras to monitor the office and deliver reports of interesting activity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18">
          <table:table-cell table:style-name="Table3.A2" table:number-columns-spanned="5" office:value-type="string">
            <text:p text:style-name="P7"><text:span text:style-name="T15">Associate</text:span><text:span text:style-name="T10">, The Lazarus Foundation</text:span><text:span text:style-name="T4"> —</text:span><text:span text:style-name="T1"> Columbia, MD, 6/2002 – 11/2007</text:span></text:p>
            <text:list xml:id="list625667967" text:continue-list="list911817391" text:style-name="RTF_5f_Num_20_9">
              <text:list-item text:start-value="1">
                <text:p text:style-name="P22">Instructed classes of up to twenty youth and older adults in computer use and operation</text:p>
              </text:list-item>
              <text:list-item>
                <text:p text:style-name="P22">Recycled donated computers including batches of hundreds as part of a recycling program</text:p>
              </text:list-item>
              <text:list-item>
                <text:p text:style-name="P22">Designed and constructed a zero cost hard drive copying system using Linux with miscellaneous donated hardware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18">
          <table:table-cell table:style-name="Table3.A12" table:number-columns-spanned="5" office:value-type="string">
            <text:p text:style-name="P10"/>
            <text:p text:style-name="P10">Education</text:p>
          </table:table-cell>
          <table:covered-table-cell/>
          <table:covered-table-cell/>
          <table:covered-table-cell/>
          <table:covered-table-cell/>
        </table:table-row>
        <table:table-row table:style-name="Table3.18">
          <table:table-cell table:style-name="Table3.A2" table:number-columns-spanned="4" office:value-type="string">
            <text:p text:style-name="P2"><text:span text:style-name="T9">Pace University, Seidenberg School of CSIS </text:span>— <text:span text:style-name="T2">New York, NY, 9/2008</text:span><text:span text:style-name="T3"> – 12</text:span><text:span text:style-name="T2">/2011</text:span></text:p>
            <text:p text:style-name="P3"><text:span text:style-name="T7"><text:s text:c="4"/></text:span><text:span text:style-name="T6">Degree and </text:span><text:span text:style-name="T5">Major: </text:span>Bachelor of Science in Computer Science <text:s text:c="5"/></text:p>
          </table:table-cell>
          <table:covered-table-cell/>
          <table:covered-table-cell/>
          <table:covered-table-cell/>
          <table:table-cell table:style-name="Table3.A2" office:value-type="string">
            <text:p text:style-name="P4">Overall GPA: 3.1/4.0 <text:s text:c="5"/>Major GPA: 3.6/4.0</text:p>
            <text:p text:style-name="P4">Awards: Dean's Scholarship</text:p>
          </table:table-cell>
        </table:table-row>
        <table:table-row table:style-name="Table3.18">
          <table:table-cell table:style-name="Table3.A12" table:number-columns-spanned="5" office:value-type="string">
            <text:p text:style-name="P10"/>
            <text:p text:style-name="P10">Academic Projects</text:p>
          </table:table-cell>
          <table:covered-table-cell/>
          <table:covered-table-cell/>
          <table:covered-table-cell/>
          <table:covered-table-cell/>
        </table:table-row>
        <table:table-row table:style-name="Table3.18">
          <table:table-cell table:style-name="Table3.A2" table:number-columns-spanned="5" office:value-type="string">
            <text:list xml:id="list1986681296" text:style-name="RTF_5f_Num_20_5">
              <text:list-item>
                <text:p text:style-name="P16">Working with a team of Bangladeshi testers and fellow students utilizing Google Code and Groups as well as the Rally Dev project management system we designed and developed a flashcard app for Android while abiding by Scrum practices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18">
          <table:table-cell table:style-name="Table3.A2" table:number-columns-spanned="5" office:value-type="string">
            <text:list xml:id="list1675668079" text:continue-numbering="true" text:style-name="RTF_5f_Num_20_5">
              <text:list-item>
                <text:p text:style-name="P16">Lead a ten person team to development a Java application to schedule and manage the business of home entertainers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e3.18">
          <table:table-cell table:style-name="Table3.A2" table:number-columns-spanned="5" office:value-type="string">
            <text:list xml:id="list1572929184" text:style-name="RTF_5f_Num_20_5">
              <text:list-item>
                <text:p text:style-name="P16">Developed a picture to PDF program in Python utilizing optical character recognition and a tk GUI with a partner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, 'Arial Unicode MS'" style:font-charset="x-symbol"/>
    <style:font-face style:name="OpenSymbol" svg:font-family="OpenSymbol"/>
    <style:font-face style:name="StarSymbol" svg:font-family="StarSymbol, 'Arial Unicode MS'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imes New Roman" style:font-size-asian="10.5pt" style:language-asian="zxx" style:country-asian="none" style:font-name-complex="Times New Roman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-0.0402in" fo:margin-right="0in" fo:text-indent="0in" style:auto-text-indent="false"/>
      <style:text-properties fo:font-size="12pt" fo:language="en" fo:country="US" style:font-name-asian="Times New Roman" style:language-asian="zxx" style:country-asian="none" style:font-name-complex="Calibri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/>
    <style:style style:name="caption" style:family="paragraph" style:parent-style-name="Standard">
      <style:paragraph-properties fo:margin-top="0.0835in" fo:margin-bottom="0.0835in"/>
      <style:text-properties fo:font-style="italic" style:font-style-complex="italic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1" style:font-size-asian="24pt" style:font-weight-asian="bold" style:font-name-complex="Tahoma" style:font-size-complex="24pt" style:font-weight-complex="bold"/>
    </style:style>
    <style:style style:name="RTF_5f_Num_20_2_20_1" style:display-name="RTF_Num 2 1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2" style:display-name="RTF_Num 2 2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3" style:display-name="RTF_Num 2 3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4" style:display-name="RTF_Num 2 4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5" style:display-name="RTF_Num 2 5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6" style:display-name="RTF_Num 2 6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7" style:display-name="RTF_Num 2 7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8" style:display-name="RTF_Num 2 8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9" style:display-name="RTF_Num 2 9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2_20_10" style:display-name="RTF_Num 2 10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RTF_5f_Num_20_3_20_1" style:display-name="RTF_Num 3 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2" style:display-name="RTF_Num 3 2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3" style:display-name="RTF_Num 3 3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4" style:display-name="RTF_Num 3 4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5" style:display-name="RTF_Num 3 5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6" style:display-name="RTF_Num 3 6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7" style:display-name="RTF_Num 3 7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8" style:display-name="RTF_Num 3 8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9" style:display-name="RTF_Num 3 9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3_20_10" style:display-name="RTF_Num 3 10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1" style:display-name="RTF_Num 4 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2" style:display-name="RTF_Num 4 2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3" style:display-name="RTF_Num 4 3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4" style:display-name="RTF_Num 4 4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5" style:display-name="RTF_Num 4 5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6" style:display-name="RTF_Num 4 6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7" style:display-name="RTF_Num 4 7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8" style:display-name="RTF_Num 4 8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9" style:display-name="RTF_Num 4 9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4_20_10" style:display-name="RTF_Num 4 10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1" style:display-name="RTF_Num 5 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2" style:display-name="RTF_Num 5 2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3" style:display-name="RTF_Num 5 3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4" style:display-name="RTF_Num 5 4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5" style:display-name="RTF_Num 5 5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6" style:display-name="RTF_Num 5 6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7" style:display-name="RTF_Num 5 7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8" style:display-name="RTF_Num 5 8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9" style:display-name="RTF_Num 5 9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5_20_10" style:display-name="RTF_Num 5 10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1" style:display-name="RTF_Num 6 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2" style:display-name="RTF_Num 6 2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3" style:display-name="RTF_Num 6 3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4" style:display-name="RTF_Num 6 4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5" style:display-name="RTF_Num 6 5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6" style:display-name="RTF_Num 6 6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7" style:display-name="RTF_Num 6 7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8" style:display-name="RTF_Num 6 8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9" style:display-name="RTF_Num 6 9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6_20_10" style:display-name="RTF_Num 6 10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1" style:display-name="RTF_Num 7 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2" style:display-name="RTF_Num 7 2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3" style:display-name="RTF_Num 7 3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4" style:display-name="RTF_Num 7 4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5" style:display-name="RTF_Num 7 5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6" style:display-name="RTF_Num 7 6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7" style:display-name="RTF_Num 7 7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8" style:display-name="RTF_Num 7 8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9" style:display-name="RTF_Num 7 9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7_20_10" style:display-name="RTF_Num 7 10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1" style:display-name="RTF_Num 8 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2" style:display-name="RTF_Num 8 2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3" style:display-name="RTF_Num 8 3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4" style:display-name="RTF_Num 8 4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5" style:display-name="RTF_Num 8 5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6" style:display-name="RTF_Num 8 6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7" style:display-name="RTF_Num 8 7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8" style:display-name="RTF_Num 8 8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9" style:display-name="RTF_Num 8 9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8_20_10" style:display-name="RTF_Num 8 10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1" style:display-name="RTF_Num 9 1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2" style:display-name="RTF_Num 9 2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3" style:display-name="RTF_Num 9 3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4" style:display-name="RTF_Num 9 4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5" style:display-name="RTF_Num 9 5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6" style:display-name="RTF_Num 9 6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7" style:display-name="RTF_Num 9 7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8" style:display-name="RTF_Num 9 8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9" style:display-name="RTF_Num 9 9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RTF_5f_Num_20_9_20_10" style:display-name="RTF_Num 9 10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Absatz-Standardschriftart" style:family="text">
      <style:text-properties style:use-window-font-color="true" style:font-name="Times New Roman" fo:font-size="12pt" fo:language="en" fo:country="US" style:font-name-asian="DejaVu Sans" style:language-asian="zxx" style:country-asian="none" style:font-name-complex="Times New Roman" style:font-size-complex="12pt"/>
    </style:style>
    <style:style style:name="Default_20_Paragraph_20_Font" style:display-name="Default Paragraph Font" style:family="text">
      <style:text-properties style:use-window-font-color="true" style:font-name="Times New Roman" fo:font-size="12pt" fo:language="en" fo:country="US" style:font-name-asian="DejaVu Sans" style:language-asian="zxx" style:country-asian="none" style:font-name-complex="Times New Roman" style:font-size-complex="12pt"/>
    </style:style>
    <style:style style:name="Body_20_Text_20_Char" style:display-name="Body Text Char" style:family="text" style:parent-style-name="Default_20_Paragraph_20_Font">
      <style:text-properties style:font-name="Times New Roman" style:font-name-asian="Times New Roman"/>
    </style:style>
    <style:style style:name="Internet_20_link_20__28_user_29_" style:display-name="Internet link (user)" style:family="text">
      <style:text-properties fo:color="#000080" style:font-name="Times New Roman" fo:font-size="12pt" fo:language="en" fo:country="US" style:text-underline-style="solid" style:text-underline-width="auto" style:text-underline-color="font-color" style:font-name-asian="Times New Roman" style:language-asian="zxx" style:country-asian="none" style:font-name-complex="Times New Roman" style:font-size-complex="12pt"/>
    </style:style>
    <style:style style:name="Visited_20_Internet_20_Link" style:display-name="Visited Internet Link" style:family="text">
      <style:text-properties fo:color="#800000" style:font-name="Times New Roman" fo:font-size="12pt" fo:language="en" fo:country="US" style:text-underline-style="solid" style:text-underline-width="auto" style:text-underline-color="font-color" style:font-name-asian="Times New Roman" style:language-asian="zxx" style:country-asian="none" style:font-name-complex="Times New Roman" style:font-size-complex="12pt"/>
    </style:style>
    <style:style style:name="Bullet_20_Symbols_20__28_user_29_" style:display-name="Bullet Symbols (user)" style:family="text">
      <style:text-properties style:use-window-font-color="true" style:font-name="StarSymbol" fo:font-size="9pt" fo:language="en" fo:country="US" style:font-name-asian="Times New Roman" style:language-asian="zxx" style:country-asian="none" style:font-name-complex="StarSymbol" style:font-size-complex="9pt"/>
    </style:style>
    <style:style style:name="Internet_20_link1" style:display-name="Internet link1" style:family="text">
      <style:text-properties fo:color="#000080" style:font-name="Times New Roman" fo:font-size="12pt" fo:language="en" fo:country="US" style:text-underline-style="solid" style:text-underline-width="auto" style:text-underline-color="font-color" style:font-name-asian="Times New Roman" style:language-asian="zxx" style:country-asian="none" style:font-name-complex="Times New Roman" style:font-size-complex="12pt"/>
    </style:style>
    <style:style style:name="WW-Internet_20_link" style:display-name="WW-Internet link" style:family="text">
      <style:text-properties fo:color="#000080" style:font-name="Times New Roman" fo:font-size="12pt" fo:language="en" fo:country="US" style:text-underline-style="solid" style:text-underline-width="auto" style:text-underline-color="font-color" style:font-name-asian="DejaVu Sans" style:language-asian="zxx" style:country-asian="none" style:font-name-complex="Times New Roman" style:font-size-complex="12pt"/>
    </style:style>
    <style:style style:name="Line_20_numbering" style:display-name="Line numbering" style:family="text">
      <style:text-properties style:use-window-font-color="true" style:font-name="Times New Roman" fo:font-size="12pt" fo:language="en" fo:country="US" style:font-name-asian="DejaVu Sans" style:language-asian="zxx" style:country-asian="none" style:font-name-complex="Times New Roman" style:font-size-complex="12pt"/>
    </style:style>
    <style:style style:name="WW-Bullet_20_Symbols" style:display-name="WW-Bullet Symbols" style:family="text">
      <style:text-properties style:use-window-font-color="true" style:font-name="StarSymbol" fo:font-size="9pt" fo:language="en" fo:country="US" style:font-name-asian="StarSymbol" style:language-asian="zxx" style:country-asian="none" style:font-name-complex="StarSymbol" style:font-size-complex="9pt"/>
    </style:style>
    <style:style style:name="Numbering_20_Symbols" style:display-name="Numbering Symbols" style:family="text">
      <style:text-properties style:use-window-font-color="true" style:font-name="Times New Roman" fo:font-size="12pt" fo:language="en" fo:country="US" style:font-name-asian="DejaVu Sans" style:language-asian="zxx" style:country-asian="none" style:font-name-complex="Times New Roman" style:font-size-complex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TF_5f_Num_20_2" style:display-name="RTF_Num 2">
      <text:list-level-style-bullet text:level="1" text:style-name="RTF_5f_Num_20_2_20_1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RTF_5f_Num_20_2_20_2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2_20_3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2_20_4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2_20_5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2_20_6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2_20_7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2_20_8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2_20_9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2_20_10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RTF_5f_Num_20_3" style:display-name="RTF_Num 3">
      <text:list-level-style-bullet text:level="1" text:style-name="RTF_5f_Num_20_3_20_1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RTF_5f_Num_20_3_20_2" style:num-suffix="." text:bullet-char="●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3_20_3" style:num-suffix="." text:bullet-char="●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3_20_4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RTF_5f_Num_20_3_20_5" style:num-suffix="." text:bullet-char="●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3_20_6" style:num-suffix="." text:bullet-char="●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3_20_7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3_20_8" style:num-suffix="." text:bullet-char="●">
        <style:list-level-properties text:space-before="2in" text:min-label-width="0.25in"/>
        <style:text-properties style:font-name="StarSymbol1"/>
      </text:list-level-style-bullet>
      <text:list-level-style-bullet text:level="9" text:style-name="RTF_5f_Num_20_3_20_9" style:num-suffix="." text:bullet-char="●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3_20_10" style:num-suffix="." text:bullet-char="●">
        <style:list-level-properties text:space-before="2.5in" text:min-label-width="0.25in"/>
        <style:text-properties style:font-name="StarSymbol1"/>
      </text:list-level-style-bullet>
    </text:list-style>
    <text:list-style style:name="RTF_5f_Num_20_4" style:display-name="RTF_Num 4">
      <text:list-level-style-bullet text:level="1" text:style-name="RTF_5f_Num_20_4_20_1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RTF_5f_Num_20_4_20_2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4_20_3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4_20_4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4_20_5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4_20_6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4_20_7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4_20_8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4_20_9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4_20_10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RTF_5f_Num_20_5" style:display-name="RTF_Num 5">
      <text:list-level-style-bullet text:level="1" text:style-name="RTF_5f_Num_20_5_20_1" style:num-suffix="." text:bullet-char="●">
        <style:list-level-properties text:space-before="0.15in" text:min-label-width="0.15in"/>
        <style:text-properties style:font-name="StarSymbol1"/>
      </text:list-level-style-bullet>
      <text:list-level-style-bullet text:level="2" text:style-name="RTF_5f_Num_20_5_20_2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5_20_3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5_20_4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5_20_5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5_20_6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5_20_7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5_20_8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5_20_9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5_20_10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RTF_5f_Num_20_6" style:display-name="RTF_Num 6">
      <text:list-level-style-bullet text:level="1" text:style-name="RTF_5f_Num_20_6_20_1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RTF_5f_Num_20_6_20_2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6_20_3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6_20_4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6_20_5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6_20_6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6_20_7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6_20_8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6_20_9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6_20_10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RTF_5f_Num_20_7" style:display-name="RTF_Num 7">
      <text:list-level-style-bullet text:level="1" text:style-name="RTF_5f_Num_20_7_20_1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RTF_5f_Num_20_7_20_2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7_20_3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7_20_4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7_20_5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7_20_6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7_20_7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7_20_8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7_20_9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7_20_10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RTF_5f_Num_20_8" style:display-name="RTF_Num 8">
      <text:list-level-style-bullet text:level="1" text:style-name="RTF_5f_Num_20_8_20_1" style:num-suffix="." text:bullet-char="●">
        <style:list-level-properties text:space-before="0.15in" text:min-label-width="0.15in"/>
        <style:text-properties style:font-name="StarSymbol1"/>
      </text:list-level-style-bullet>
      <text:list-level-style-bullet text:level="2" text:style-name="RTF_5f_Num_20_8_20_2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8_20_3" style:num-suffix="." text:bullet-char="•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8_20_4" style:num-suffix="." text:bullet-char="•">
        <style:list-level-properties text:space-before="1in" text:min-label-width="0.25in"/>
        <style:text-properties style:font-name="StarSymbol1"/>
      </text:list-level-style-bullet>
      <text:list-level-style-bullet text:level="5" text:style-name="RTF_5f_Num_20_8_20_5" style:num-suffix="." text:bullet-char="•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8_20_6" style:num-suffix="." text:bullet-char="•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8_20_7" style:num-suffix="." text:bullet-char="•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8_20_8" style:num-suffix="." text:bullet-char="•">
        <style:list-level-properties text:space-before="2in" text:min-label-width="0.25in"/>
        <style:text-properties style:font-name="StarSymbol1"/>
      </text:list-level-style-bullet>
      <text:list-level-style-bullet text:level="9" text:style-name="RTF_5f_Num_20_8_20_9" style:num-suffix="." text:bullet-char="•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8_20_10" style:num-suffix="." text:bullet-char="•">
        <style:list-level-properties text:space-before="2.5in" text:min-label-width="0.25in"/>
        <style:text-properties style:font-name="StarSymbol1"/>
      </text:list-level-style-bullet>
    </text:list-style>
    <text:list-style style:name="RTF_5f_Num_20_9" style:display-name="RTF_Num 9">
      <text:list-level-style-bullet text:level="1" text:style-name="RTF_5f_Num_20_9_20_1" style:num-suffix="." text:bullet-char="●">
        <style:list-level-properties text:space-before="0.15in" text:min-label-width="0.15in"/>
        <style:text-properties style:font-name="StarSymbol1"/>
      </text:list-level-style-bullet>
      <text:list-level-style-bullet text:level="2" text:style-name="RTF_5f_Num_20_9_20_2" style:num-suffix="." text:bullet-char="●">
        <style:list-level-properties text:space-before="0.5in" text:min-label-width="0.25in"/>
        <style:text-properties style:font-name="StarSymbol1"/>
      </text:list-level-style-bullet>
      <text:list-level-style-bullet text:level="3" text:style-name="RTF_5f_Num_20_9_20_3" style:num-suffix="." text:bullet-char="●">
        <style:list-level-properties text:space-before="0.75in" text:min-label-width="0.25in"/>
        <style:text-properties style:font-name="StarSymbol1"/>
      </text:list-level-style-bullet>
      <text:list-level-style-bullet text:level="4" text:style-name="RTF_5f_Num_20_9_20_4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RTF_5f_Num_20_9_20_5" style:num-suffix="." text:bullet-char="●">
        <style:list-level-properties text:space-before="1.25in" text:min-label-width="0.25in"/>
        <style:text-properties style:font-name="StarSymbol1"/>
      </text:list-level-style-bullet>
      <text:list-level-style-bullet text:level="6" text:style-name="RTF_5f_Num_20_9_20_6" style:num-suffix="." text:bullet-char="●">
        <style:list-level-properties text:space-before="1.5in" text:min-label-width="0.25in"/>
        <style:text-properties style:font-name="StarSymbol1"/>
      </text:list-level-style-bullet>
      <text:list-level-style-bullet text:level="7" text:style-name="RTF_5f_Num_20_9_20_7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RTF_5f_Num_20_9_20_8" style:num-suffix="." text:bullet-char="●">
        <style:list-level-properties text:space-before="2in" text:min-label-width="0.25in"/>
        <style:text-properties style:font-name="StarSymbol1"/>
      </text:list-level-style-bullet>
      <text:list-level-style-bullet text:level="9" text:style-name="RTF_5f_Num_20_9_20_9" style:num-suffix="." text:bullet-char="●">
        <style:list-level-properties text:space-before="2.25in" text:min-label-width="0.25in"/>
        <style:text-properties style:font-name="StarSymbol1"/>
      </text:list-level-style-bullet>
      <text:list-level-style-bullet text:level="10" text:style-name="RTF_5f_Num_20_9_20_10" style:num-suffix="." text:bullet-char="●">
        <style:list-level-properties text:space-before="2.5in" text:min-label-width="0.25in"/>
        <style:text-properties style:font-name="Star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in" fo:margin-bottom="0.3in" fo:margin-left="0.5in" fo:margin-right="0.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Standard_20__28_user_29_" style:display-name="Standard (user)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.1$Unix OpenOffice.org_project/Patch 0</meta:generator>
    <dc:date>2012-07-17T17:18:20</dc:date>
    <meta:editing-cycles>39</meta:editing-cycles>
    <meta:editing-duration>PT219H42M22S</meta:editing-duration>
    <meta:print-date>2011-09-15T19:33:07</meta:print-date>
    <meta:document-statistic meta:table-count="1" meta:image-count="0" meta:object-count="0" meta:page-count="1" meta:paragraph-count="53" meta:word-count="488" meta:character-count="3122"/>
    <meta:user-defined meta:name="Info 1"/>
    <meta:user-defined meta:name="Info 2"/>
    <meta:user-defined meta:name="Info 3"/>
    <meta:user-defined meta:name="Info 4"/>
  </office:meta>
</office:document-meta>
</file>